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resetBool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izardPanel.checkTraverseBack( IWizardStep startState , IWizardStep search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zardPanel.getSt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getOutgoingTrans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zardPanel.newForm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getIncomingTran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WizardPanel( String id , IModel model , String title , boolean hideBack , boolean hideN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izardPanel.newCancelButt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zardPanel.isStateIn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Panel.getWiz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newNextButton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izardPanel.addOutgoingTransition( IWizardTransi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Panel.isCheck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getOutgoingTran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Panel.newBackButt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zardPanel.setOwner( IWizard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hideButt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izardPanel.getWizard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on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setIncomingTransition( IWizardTransi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.WizardPanel( String id , IModel model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